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883" officeooo:paragraph-rsid="001c5883"/>
    </style:style>
    <style:style style:name="P2" style:family="paragraph" style:parent-style-name="Standard">
      <style:text-properties officeooo:rsid="001e637d" officeooo:paragraph-rsid="001e6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uting the exact number of ways that N things can be taken M at a time can be a great challenge</text:p>
      <text:p text:style-name="P2">when N and/or M become very large. Challenges are the stuff of contests. Therefore, you are to make</text:p>
      <text:p text:style-name="P2">just such a computation given the following:</text:p>
      <text:p text:style-name="P2">GIVEN:</text:p>
      <text:p text:style-name="P2">5 ≤ N ≤ 100,</text:p>
      <text:p text:style-name="P2">and</text:p>
      <text:p text:style-name="P2">5 ≤ M ≤ 100,</text:p>
      <text:p text:style-name="P2">and</text:p>
      <text:p text:style-name="P2">M ≤ N</text:p>
      <text:p text:style-name="P2">Compute the EXACT value of:</text:p>
      <text:p text:style-name="P2">C =</text:p>
      <text:p text:style-name="P2">N !</text:p>
      <text:p text:style-name="P2">(N − M )! × M !</text:p>
      <text:p text:style-name="P2">You may assume that the final value of C will fit in a 32-bit Pascal LongInt or a C long.</text:p>
      <text:p text:style-name="P2">For the record, the exact value of 100! is:</text:p>
      <text:p text:style-name="P2">93,326,215,443,944,152,681,699,238,856,266,700,490,715,968,264,381,621,</text:p>
      <text:p text:style-name="P2">468,592,963,895,217,599,993,229,915,608,941,463,976,156,518,286,253,</text:p>
      <text:p text:style-name="P2">697,920,827,223,758,251,185,210,916,864,000,000,000,000,000,000,000,000</text:p>
      <text:p text:style-name="P2">Input</text:p>
      <text:p text:style-name="P2">The input to this program will be one or more lines each containing zero or more leading spaces, a value</text:p>
      <text:p text:style-name="P2">for N , one or more spaces, and a value for M . The last line of the input file will contain a dummy N ,</text:p>
      <text:p text:style-name="P2">M pair with both values equal to zero. Your program should terminate when this line is read.</text:p>
      <text:p text:style-name="P2">Output</text:p>
      <text:p text:style-name="P2">The output from this program should be in the form:</text:p>
      <text:p text:style-name="P2">N things taken M at a time is C exactly.</text:p>
      <text:p text:style-name="P2">Sample Input</text:p>
      <text:p text:style-name="P2">100</text:p>
      <text:p text:style-name="P2">20</text:p>
      <text:p text:style-name="P2">18</text:p>
      <text:p text:style-name="P2">0</text:p>
      <text:p text:style-name="P2">6</text:p>
      <text:p text:style-name="P2">5</text:p>
      <text:p text:style-name="P2">6</text:p>
      <text:p text:style-name="P2">0</text:p>
      <text:p text:style-name="P2">Sample Output</text:p>
      <text:p text:style-name="P2">100 things taken 6 at a time is 1192052400 exactly.</text:p>
      <text:p text:style-name="P2">20 things taken 5 at a time is 15504 exactly.</text:p>
      <text:p text:style-name="P2">18 things taken 6 at a time is 18564 exac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00:16.261182972</meta:creation-date>
    <dc:date>2017-04-07T16:23:58.079949965</dc:date>
    <meta:editing-duration>PT13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237" meta:character-count="1252" meta:non-whitespace-character-count="1053"/>
  </office:meta>
</office:document-meta>
</file>